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rsid="0004b47f" officeooo:paragraph-rsid="0004b47f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4b47f" officeooo:paragraph-rsid="0004b47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2765f" officeooo:paragraph-rsid="0002765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2765f" officeooo:paragraph-rsid="0002765f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paragraph-rsid="0004b47f"/>
    </style:style>
    <style:style style:name="T1" style:family="text">
      <style:text-properties fo:font-weight="bold" officeooo:rsid="0004b47f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AB IV</text:p>
      <text:p text:style-name="P2"/>
      <text:p text:style-name="P5"><text:span text:style-name="T1">ANALISIS DESA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DejaVu Serif" fo:font-family="'DejaVu Serif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09:26:43.643666562</meta:creation-date>
    <dc:date>2017-05-03T00:08:40.593325146</dc:date>
    <meta:editing-duration>PT52M18S</meta:editing-duration>
    <meta:editing-cycles>27</meta:editing-cycles>
    <meta:generator>LibreOffice/5.3.2.2$Linux_X86_64 LibreOffice_project/30m0$Build-2</meta:generator>
    <meta:document-statistic meta:table-count="0" meta:image-count="0" meta:object-count="0" meta:page-count="1" meta:paragraph-count="2" meta:word-count="4" meta:character-count="21" meta:non-whitespace-character-count="19"/>
  </office:meta>
</office:document-meta>
</file>